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1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32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33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34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35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36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7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8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9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0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2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43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44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45" style:family="paragraph" style:parent-style-name="Standard">
      <style:text-properties fo:language="zxx" fo:country="none" officeooo:paragraph-rsid="01321b50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303f85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898671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115dae8"/>
    </style:style>
    <style:style style:name="T13" style:family="text">
      <style:text-properties officeooo:rsid="001a49c9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b324d5"/>
    </style:style>
    <style:style style:name="T16" style:family="text">
      <style:text-properties style:font-name="Courier New" officeooo:rsid="00ad1a15"/>
    </style:style>
    <style:style style:name="T17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officeooo:rsid="001b737f"/>
    </style:style>
    <style:style style:name="T23" style:family="text">
      <style:text-properties officeooo:rsid="0039eda9"/>
    </style:style>
    <style:style style:name="T24" style:family="text">
      <style:text-properties officeooo:rsid="0119603b"/>
    </style:style>
    <style:style style:name="T25" style:family="text">
      <style:text-properties officeooo:rsid="0037af12"/>
    </style:style>
    <style:style style:name="T26" style:family="text">
      <style:text-properties officeooo:rsid="01187765"/>
    </style:style>
    <style:style style:name="T27" style:family="text">
      <style:text-properties officeooo:rsid="00344e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0d36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ff895"/>
    </style:style>
    <style:style style:name="T34" style:family="text">
      <style:text-properties officeooo:rsid="007cc2fb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7cc5a9"/>
    </style:style>
    <style:style style:name="T3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9" style:family="text">
      <style:text-properties officeooo:rsid="00811fd3"/>
    </style:style>
    <style:style style:name="T40" style:family="text">
      <style:text-properties officeooo:rsid="007eaf13"/>
    </style:style>
    <style:style style:name="T41" style:family="text">
      <style:text-properties officeooo:rsid="00805afe"/>
    </style:style>
    <style:style style:name="T42" style:family="text">
      <style:text-properties officeooo:rsid="008c005d"/>
    </style:style>
    <style:style style:name="T43" style:family="text">
      <style:text-properties officeooo:rsid="008cf0cb"/>
    </style:style>
    <style:style style:name="T44" style:family="text">
      <style:text-properties officeooo:rsid="008b97e2"/>
    </style:style>
    <style:style style:name="T45" style:family="text">
      <style:text-properties officeooo:rsid="008d1655"/>
    </style:style>
    <style:style style:name="T46" style:family="text">
      <style:text-properties officeooo:rsid="0096bbfe"/>
    </style:style>
    <style:style style:name="T47" style:family="text">
      <style:text-properties officeooo:rsid="009934c6"/>
    </style:style>
    <style:style style:name="T48" style:family="text">
      <style:text-properties fo:font-weight="bold" officeooo:rsid="009934c6" style:font-weight-asian="bold" style:font-weight-complex="bold"/>
    </style:style>
    <style:style style:name="T49" style:family="text">
      <style:text-properties fo:font-weight="normal" officeooo:rsid="009934c6" style:font-weight-asian="normal" style:font-weight-complex="normal"/>
    </style:style>
    <style:style style:name="T50" style:family="text">
      <style:text-properties fo:font-weight="normal" officeooo:rsid="00a243e7" style:font-weight-asian="normal" style:font-weight-complex="normal"/>
    </style:style>
    <style:style style:name="T51" style:family="text">
      <style:text-properties fo:font-weight="normal" officeooo:rsid="009ab8e1" style:font-weight-asian="normal" style:font-weight-complex="normal"/>
    </style:style>
    <style:style style:name="T52" style:family="text">
      <style:text-properties fo:font-weight="bold" officeooo:rsid="009816f5" style:font-weight-asian="bold" style:font-weight-complex="bold"/>
    </style:style>
    <style:style style:name="T53" style:family="text">
      <style:text-properties officeooo:rsid="009816f5"/>
    </style:style>
    <style:style style:name="T54" style:family="text">
      <style:text-properties officeooo:rsid="00b60f55"/>
    </style:style>
    <style:style style:name="T55" style:family="text">
      <style:text-properties officeooo:rsid="0097b804"/>
    </style:style>
    <style:style style:name="T56" style:family="text">
      <style:text-properties officeooo:rsid="0106d6bb"/>
    </style:style>
    <style:style style:name="T57" style:family="text">
      <style:text-properties officeooo:rsid="00bf0abc"/>
    </style:style>
    <style:style style:name="T58" style:family="text">
      <style:text-properties style:font-name="Courier New" officeooo:rsid="00cc3a00"/>
    </style:style>
    <style:style style:name="T5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8" style:family="text">
      <style:text-properties officeooo:rsid="01091322"/>
    </style:style>
    <style:style style:name="T69" style:family="text">
      <style:text-properties style:font-name="Courier New" fo:font-size="10pt" style:font-size-asian="10pt" style:font-size-complex="10pt"/>
    </style:style>
    <style:style style:name="T70" style:family="text">
      <style:text-properties officeooo:rsid="0103f236"/>
    </style:style>
    <style:style style:name="T71" style:family="text">
      <style:text-properties officeooo:rsid="01392d14"/>
    </style:style>
    <style:style style:name="T72" style:family="text">
      <style:text-properties officeooo:rsid="0135a488"/>
    </style:style>
    <style:style style:name="T73" style:family="text">
      <style:text-properties officeooo:rsid="01380f40"/>
    </style:style>
    <style:style style:name="T74" style:family="text">
      <style:text-properties officeooo:rsid="0139253b"/>
    </style:style>
    <style:style style:name="T75" style:family="text">
      <style:text-properties officeooo:rsid="0168ee45"/>
    </style:style>
    <style:style style:name="T76" style:family="text">
      <style:text-properties officeooo:rsid="01392ef2"/>
    </style:style>
    <style:style style:name="T77" style:family="text">
      <style:text-properties officeooo:rsid="013791af"/>
    </style:style>
    <style:style style:name="T78" style:family="text">
      <style:text-properties officeooo:rsid="0142d9f5"/>
    </style:style>
    <style:style style:name="T79" style:family="text">
      <style:text-properties officeooo:rsid="01554319"/>
    </style:style>
    <style:style style:name="T80" style:family="text">
      <style:text-properties officeooo:rsid="013d0157"/>
    </style:style>
    <style:style style:name="T81" style:family="text">
      <style:text-properties officeooo:rsid="013f6bc5"/>
    </style:style>
    <style:style style:name="T82" style:family="text">
      <style:text-properties officeooo:rsid="01412c79"/>
    </style:style>
    <style:style style:name="T83" style:family="text">
      <style:text-properties officeooo:rsid="016453ff"/>
    </style:style>
    <style:style style:name="T84" style:family="text">
      <style:text-properties officeooo:rsid="01624e20"/>
    </style:style>
    <style:style style:name="T85" style:family="text">
      <style:text-properties officeooo:rsid="016fa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3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2">from(arrayLike, mapFn);</text:span></text:p>
            <text:p text:style-name="P8">&lt;TypedArray&gt;.<text:span text:style-name="T12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3">Byte</text:span></text:p>
            <text:p text:style-name="Standard"><text:span text:style-name="Default_20_Paragraph_20_Font"><text:span text:style-name="T9">Uint8ClampedArray();</text:span></text:span></text:p>
            <text:p text:style-name="P5">0 to 255, 1 byte, uint8_t, <text:span text:style-name="T13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3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4">-65504</text:span></text:span> to <text:span text:style-name="Source_20_Text"><text:span text:style-name="T14">6550</text:span></text:span><text:span text:style-name="Source_20_Text"><text:span text:style-name="T15">4</text:span></text:span><text:span text:style-name="Source_20_Text"><text:span text:style-name="T14">, </text:span></text:span><text:span text:style-name="Source_20_Text"><text:span text:style-name="T16">2 byte</text:span></text:span> <text:s/></text:p>
            <text:p text:style-name="P6">Float32Array();</text:p>
            <text:p text:style-name="P5">1.2x10-38 to 3.4x1038, 4 byte, float, <text:span text:style-name="T13">Real</text:span></text:p>
            <text:p text:style-name="P6">Float64Array();</text:p>
            <text:p text:style-name="P5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10">target.addEventListener(&lt;type&gt;,&lt;listener&gt;[,useCapture]</text:span></text:span><text:span text:style-name="Source_20_Text"><text:span text:style-name="T17">);</text:span></text:span><text:span text:style-name="Source_20_Text"><text:span text:style-name="T18"> or</text:span></text:span><text:span text:style-name="Source_20_Text"><text:span text:style-name="T19"> target.addEventListener</text:span></text:span><text:span text:style-name="Source_20_Text"><text:span text:style-name="T18">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removeEventListener(&lt;type&gt;,&lt;listener&gt;[,useCapture]</text:span></text:span><text:span text:style-name="Source_20_Text"><text:span text:style-name="T17">);</text:span></text:span><text:span text:style-name="Source_20_Text"><text:span text:style-name="T18"> or </text:span></text:span><text:span text:style-name="Source_20_Text"><text:span text:style-name="T19">target.removeEventListener(</text:span></text:span><text:span text:style-name="Source_20_Text"><text:span text:style-name="T10">&lt;type&gt;,&lt;listener&gt;[,options]);</text:span></text:span></text:p>
            <text:p text:style-name="P13"><text:span text:style-name="Source_20_Text"><text:span text:style-name="T10">target.dispatchEvent(&lt;event&gt;); </text:span></text:span><text:span text:style-name="Source_20_Text"><text:span text:style-name="T20">and</text:span></text:span><text:span text:style-name="Source_20_Text"><text:span text:style-name="T21"> </text:span></text:span><text:span text:style-name="Source_20_Text"><text:span text:style-name="T10">target.type();</text:span></text:span><text:span text:style-name="Source_20_Text"><text:span text:style-name="T18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10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10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9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9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5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2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10">IE9: XML support</text:span></text:span></text:p>
            <text:p text:style-name="P13"><text:span text:style-name="Source_20_Text"><text:span text:style-name="T10">IE10+IE11: XML, SVG and HTML support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5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5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5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5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5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5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5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3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4">Firefox for Android</text:span> 39</text:p>
            <text:p text:style-name="P25">Chrome, <text:span text:style-name="T24">Chrome Android, WebView Android</text:span> 42</text:p>
            <text:p text:style-name="P25">Edge 14</text:p>
            <text:p text:style-name="P25">Opera 29</text:p>
            <text:p text:style-name="P25">Safari 10.1, <text:span text:style-name="T24">Safari on iOS 10.3</text:span></text:p>
            <text:p text:style-name="P25">Samsung <text:span text:style-name="T25">I</text:span><text:span text:style-name="T26">nternet</text:span><text:span text:style-name="T25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7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8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8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9">m</text:span><text:span text:style-name="T30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1">2</text:span>, Chrome and Edge 8<text:span text:style-name="T31">0</text:span>, Safari 1<text:span text:style-name="T31">3.1</text:span>, <text:span text:style-name="T31">Safari on iOS 13.4, </text:span>Samsung Internet <text:span text:style-name="T31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2">returns its right-hand side operand when its left-hand side operand is null or undefined</text:span>, <text:span text:style-name="T32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2">only assigns if x is nullish</text:span> <text:span text:style-name="T32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2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2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8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8">// 0</text:span></text:p>
            <text:p text:style-name="P48">x &amp;&amp;= 1; <text:span text:style-name="T28">// 0</text:span></text:p>
            <text:p text:style-name="P48">y &amp;&amp;= 1; <text:span text:style-name="T28">// 1</text:span></text:p>
            <text:p text:style-name="P48">y &amp;&amp;= 0; <text:span text:style-name="T28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8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8">// 50</text:span></text:p>
            <text:p text:style-name="P50">a.speed ??= 25; <text:s text:c="3"/><text:span text:style-name="T28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8">// 2</text:span></text:p>
            <text:p text:style-name="P50">b &amp;&amp;= 2; <text:span text:style-name="T28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3">4</text:span><text:span text:style-name="T31">2</text:span>, Chrome <text:span text:style-name="T33">49, </text:span>Edge <text:span text:style-name="T33">12</text:span>, Safari 1<text:span text:style-name="T33">0</text:span>, <text:span text:style-name="T31">Safari on iOS 1</text:span><text:span text:style-name="T33">0</text:span><text:span text:style-name="T31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4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5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6">Similar to Object.defineProperty(). Returns a boolean that is </text:span><text:span text:style-name="Source_20_Text"><text:span text:style-name="T35">true</text:span></text:span><text:span text:style-name="T36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5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7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5">Object.getOwnPropertyDescriptor(</text:span></text:span><text:span text:style-name="Source_20_Text"><text:span text:style-name="T38">target</text:span></text:span><text:span text:style-name="Source_20_Text"><text:span text:style-name="T35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5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5">Object.getPrototypeOf(</text:span></text:span><text:span text:style-name="Source_20_Text"><text:span text:style-name="T38">target</text:span></text:span><text:span text:style-name="Source_20_Text"><text:span text:style-name="T35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9">p</text:span>ropertyKey <text:span text:style-name="T40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5">Object.isExtensible(</text:span></text:span><text:span text:style-name="Source_20_Text"><text:span text:style-name="T38">target</text:span></text:span><text:span text:style-name="Source_20_Text"><text:span text:style-name="T35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1">P</text:span>revents new properties from ever being added to an object. <text:span text:style-name="T39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5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1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1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5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2">Object</text:span></text:p>
          </table:table-cell>
          <table:table-cell table:style-name="Table6.B1" office:value-type="string">
            <text:p text:style-name="P77">Set <text:span text:style-name="T42">Object </text:span><text:span text:style-name="T43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4">var myMap = new Map(</text:span><text:span text:style-name="T42">[iterable]</text:span><text:span text:style-name="T44">);</text:span></text:p>
            <text:p text:style-name="P78"/>
            <text:p text:style-name="P78">// <text:span text:style-name="T44">The Map object</text:span><text:span text:style-name="T42">s</text:span><text:span text:style-name="T44"> are iterable.</text:span></text:p>
            <text:p text:style-name="P78">for (<text:span text:style-name="T44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2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3">e</text:span> of setB) {</text:p>
            <text:p text:style-name="P81"><text:s text:c="4"/>if (_d.has(<text:span text:style-name="T43">e</text:span>)) { _d.delete(<text:span text:style-name="T43">e</text:span>); } else { _d.add(<text:span text:style-name="T43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2">Set </text:span>{1, 2, 3, 4, 5, 6}</text:p>
            <text:p text:style-name="P81">intersection(setA, setC); <text:s text:c="7"/>// <text:span text:style-name="T42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4">var my</text:span><text:span text:style-name="T42">Set</text:span><text:span text:style-name="T44"> = new </text:span><text:span text:style-name="T42">Set</text:span><text:span text:style-name="T44">(</text:span><text:span text:style-name="T42">[iterable]</text:span><text:span text:style-name="T44">);</text:span></text:p>
            <text:p text:style-name="P84"/>
            <text:p text:style-name="P84">// <text:span text:style-name="T44">The </text:span><text:span text:style-name="T42">Set</text:span><text:span text:style-name="T44"> object</text:span><text:span text:style-name="T42">s</text:span><text:span text:style-name="T44"> are iterable.</text:span></text:p>
            <text:p text:style-name="P84">for (const item of mySet) { console.log(item); }</text:p>
            <text:p text:style-name="P84"/>
            <text:p text:style-name="P84"><text:span text:style-name="T44">var clone</text:span><text:span text:style-name="T42">Set</text:span><text:span text:style-name="T44"> = new </text:span><text:span text:style-name="T42">Set</text:span><text:span text:style-name="T44">(my</text:span><text:span text:style-name="T42">S</text:span><text:span text:style-name="T45">e</text:span><text:span text:style-name="T42">t</text:span><text:span text:style-name="T44">);</text:span></text:p>
            <text:p text:style-name="P84"><text:span text:style-name="T42">Set</text:span><text:span text:style-name="T44">.prototype.size;</text:span></text:p>
            <text:p text:style-name="P84"><text:span text:style-name="T42">Set</text:span><text:span text:style-name="T44">.prototype.</text:span><text:span text:style-name="T42">add</text:span><text:span text:style-name="T44">(&lt;value&gt;); -&gt; </text:span><text:span text:style-name="T42">Set</text:span><text:span text:style-name="T44"> object</text:span></text:p>
            <text:p text:style-name="P81"><text:span text:style-name="T42">Set</text:span>.prototype.has(&lt;<text:span text:style-name="T42">value</text:span>&gt;); -&gt; boolean</text:p>
            <text:p text:style-name="P81"><text:span text:style-name="T42">Set</text:span>.prototype.delete(&lt;<text:span text:style-name="T42">value</text:span>&gt;); -&gt; boolean</text:p>
            <text:p text:style-name="P81"><text:span text:style-name="T42">Set</text:span>.prototype.clear(); -&gt; undefined</text:p>
            <text:p text:style-name="P81"/>
            <text:p text:style-name="P81"><text:span text:style-name="T42">Set</text:span>.prototype.forEach(function (value,<text:span text:style-name="T42">value</text:span>,<text:span text:style-name="T42">set</text:span>)<text:span text:style-name="T42">)</text:span>; -&gt; undefined</text:p>
            <text:p text:style-name="P81"><text:span text:style-name="T42">Set</text:span>.prototype.keys(); -&gt; iterator of <text:span text:style-name="T42">values</text:span></text:p>
            <text:p text:style-name="P81"><text:span text:style-name="T42">Set</text:span>.prototype.values(); -&gt; iterator of values</text:p>
            <text:p text:style-name="P81"><text:span text:style-name="T42">Set</text:span>.prototype.entries(); -&gt; iterator of [<text:span text:style-name="T42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6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7">object&gt;[</text:span>,mapFn<text:span text:style-name="T47">[</text:span>,thisArg<text:span text:style-name="T47">]]</text:span>)</text:p>
            <text:p text:style-name="P87"><text:s text:c="2"/>.<text:span text:style-name="T47">then((resultArray) =&gt; /* todo with resultArray */);</text:span></text:p>
            <text:p text:style-name="P88"/>
            <text:p text:style-name="P88"><text:span text:style-name="T48">Object types:</text:span><text:span text:style-name="T47"> </text:span><text:span text:style-name="T49">async iterable, iterable </text:span><text:span text:style-name="T50">(Array, Map, Set, NodeList, etc.)</text:span><text:span text:style-name="T51">, </text:span><text:span text:style-name="T49">array-like</text:span></text:p>
            <text:p text:style-name="P89"/>
            <text:p text:style-name="P90"><text:span text:style-name="T52">mapfn parameters: </text:span><text:span text:style-name="T53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4">Set</text:span></text:p>
            <text:p text:style-name="P91">Set.prototype.union(other): <text:span text:style-name="T54">Set</text:span></text:p>
            <text:p text:style-name="P91">Set.prototype.difference(other): <text:span text:style-name="T54">Set</text:span></text:p>
            <text:p text:style-name="P91">Set.prototype.symmetricDifference(other): <text:span text:style-name="T54">Set</text:span></text:p>
            <text:p text:style-name="P91">Set.prototype.isSubsetOf(other): <text:span text:style-name="T54">Boolean</text:span></text:p>
            <text:p text:style-name="P91">Set.prototype.isSupersetOf(other): <text:span text:style-name="T54">Boolean</text:span></text:p>
            <text:p text:style-name="P91">Set.prototype.isDisjointFrom(other): <text:span text:style-name="T54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5">res</text:span>) =&gt; console.log("asyncIterable1: "+<text:span text:style-name="T55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5">res</text:span>) =&gt; console.log("asyncIterable2: "+<text:span text:style-name="T55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5">res</text:span>) =&gt; console.log("[4,5,6,7,8]: "+<text:span text:style-name="T55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5">res</text:span>) =&gt; console.log("[4,5,6,7,8] + fn: "+<text:span text:style-name="T55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3">res</text:span>) =&gt; console.log("Set: "+<text:span text:style-name="T55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5">res</text:span>) =&gt; console.log("Set + fn: "+<text:span text:style-name="T55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5">res</text:span>) =&gt; console.log("arraylike: "+<text:span text:style-name="T55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5">res</text:span>) =&gt; console.log("arraylike + fn: "+<text:span text:style-name="T55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6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7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8">strict</text:span></text:span><text:span text:style-name="Source_20_Text"><text:span text:style-name="T14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9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9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60">X </text:span></text:span><text:span text:style-name="Source_20_Text"><text:span text:style-name="T59">== </text:span></text:span><text:span text:style-name="Source_20_Text"><text:span text:style-name="T60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60">X </text:span></text:span><text:span text:style-name="Source_20_Text"><text:span text:style-name="T59">=== </text:span></text:span><text:span text:style-name="Source_20_Text"><text:span text:style-name="T60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1">Object.is(</text:span></text:span><text:span text:style-name="Source_20_Text"><text:span text:style-name="T62">X</text:span></text:span><text:span text:style-name="Source_20_Text"><text:span text:style-name="T61">, </text:span></text:span><text:span text:style-name="Source_20_Text"><text:span text:style-name="T62">Y</text:span></text:span><text:span text:style-name="Source_20_Text"><text:span text:style-name="T61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3">[</text:span></text:span><text:span text:style-name="Source_20_Text"><text:span text:style-name="T64">X</text:span></text:span><text:span text:style-name="Source_20_Text"><text:span text:style-name="T63">].includes(</text:span></text:span><text:span text:style-name="Source_20_Text"><text:span text:style-name="T64">Y</text:span></text:span><text:span text:style-name="Source_20_Text"><text:span text:style-name="T63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5">X === Y</text:span></text:span><text:span text:style-name="Source_20_Text"><text:span text:style-name="T66"> || (</text:span></text:span><text:span text:style-name="Source_20_Text"><text:span text:style-name="T65">X</text:span></text:span><text:span text:style-name="Source_20_Text"><text:span text:style-name="T66"> !== </text:span></text:span><text:span text:style-name="Source_20_Text"><text:span text:style-name="T65">X</text:span></text:span><text:span text:style-name="Source_20_Text"><text:span text:style-name="T66"> &amp;&amp; </text:span></text:span><text:span text:style-name="Source_20_Text"><text:span text:style-name="T65">Y</text:span></text:span><text:span text:style-name="Source_20_Text"><text:span text:style-name="T66"> !== </text:span></text:span><text:span text:style-name="Source_20_Text"><text:span text:style-name="T65">Y</text:span></text:span><text:span text:style-name="Source_20_Text"><text:span text:style-name="T66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7">undefined</text:span></text:span></text:p>
          </table:table-cell>
          <table:table-cell table:style-name="Table10.B5" office:value-type="string">
            <text:p text:style-name="P110"><text:span text:style-name="Source_20_Text"><text:span text:style-name="T67">undefined</text:span></text:span></text:p>
          </table:table-cell>
          <table:table-cell table:style-name="Table10.C5" office:value-type="string">
            <text:p text:style-name="P111"><text:span text:style-name="Source_20_Text"><text:span text:style-name="T67">✅ true </text:span></text:span></text:p>
          </table:table-cell>
          <table:table-cell table:style-name="Table10.D5" office:value-type="string">
            <text:p text:style-name="P111"><text:span text:style-name="Source_20_Text"><text:span text:style-name="T67">✅ true </text:span></text:span></text:p>
          </table:table-cell>
          <table:table-cell table:style-name="Table10.E5" office:value-type="string">
            <text:p text:style-name="P111"><text:span text:style-name="Source_20_Text"><text:span text:style-name="T67">✅ true </text:span></text:span></text:p>
          </table:table-cell>
          <table:table-cell table:style-name="Table10.F5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null</text:span></text:span></text:p>
          </table:table-cell>
          <table:table-cell table:style-name="Table10.C6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6" office:value-type="string">
            <text:p text:style-name="P111"><text:span text:style-name="Source_20_Text"><text:span text:style-name="T67">✅ true </text:span></text:span></text:p>
          </table:table-cell>
          <table:table-cell table:style-name="Table10.F6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true</text:span></text:span></text:p>
          </table:table-cell>
          <table:table-cell table:style-name="Table10.B6" office:value-type="string">
            <text:p text:style-name="P110"><text:span text:style-name="Source_20_Text"><text:span text:style-name="T67">true</text:span></text:span></text:p>
          </table:table-cell>
          <table:table-cell table:style-name="Table10.C7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7" office:value-type="string">
            <text:p text:style-name="P111"><text:span text:style-name="Source_20_Text"><text:span text:style-name="T67">✅ true </text:span></text:span></text:p>
          </table:table-cell>
          <table:table-cell table:style-name="Table10.F7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false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8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8" office:value-type="string">
            <text:p text:style-name="P111"><text:span text:style-name="Source_20_Text"><text:span text:style-name="T67">✅ true </text:span></text:span></text:p>
          </table:table-cell>
          <table:table-cell table:style-name="Table10.F8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foo"</text:span></text:span></text:p>
          </table:table-cell>
          <table:table-cell table:style-name="Table10.B6" office:value-type="string">
            <text:p text:style-name="P110"><text:span text:style-name="Source_20_Text"><text:span text:style-name="T67">"foo"</text:span></text:span></text:p>
          </table:table-cell>
          <table:table-cell table:style-name="Table10.C9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9" office:value-type="string">
            <text:p text:style-name="P111"><text:span text:style-name="Source_20_Text"><text:span text:style-name="T67">✅ true </text:span></text:span></text:p>
          </table:table-cell>
          <table:table-cell table:style-name="Table10.F9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0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0" office:value-type="string">
            <text:p text:style-name="P111"><text:span text:style-name="Source_20_Text"><text:span text:style-name="T67">✅ true </text:span></text:span></text:p>
          </table:table-cell>
          <table:table-cell table:style-name="Table10.F10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+0</text:span></text:span></text:p>
          </table:table-cell>
          <table:table-cell table:style-name="Table10.B6" office:value-type="string">
            <text:p text:style-name="P110"><text:span text:style-name="Source_20_Text"><text:span text:style-name="T67">-0</text:span></text:span></text:p>
          </table:table-cell>
          <table:table-cell table:style-name="Table10.C11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1" office:value-type="string">
            <text:p text:style-name="P111"><text:span text:style-name="Source_20_Text"><text:span text:style-name="T67">❌ false</text:span></text:span></text:p>
          </table:table-cell>
          <table:table-cell table:style-name="Table10.F11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+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2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2" office:value-type="string">
            <text:p text:style-name="P111"><text:span text:style-name="Source_20_Text"><text:span text:style-name="T67">✅ true </text:span></text:span></text:p>
          </table:table-cell>
          <table:table-cell table:style-name="Table10.F12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-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3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3" office:value-type="string">
            <text:p text:style-name="P111"><text:span text:style-name="Source_20_Text"><text:span text:style-name="T67">❌ false</text:span></text:span></text:p>
          </table:table-cell>
          <table:table-cell table:style-name="Table10.F13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n</text:span></text:span></text:p>
          </table:table-cell>
          <table:table-cell table:style-name="Table10.B6" office:value-type="string">
            <text:p text:style-name="P110"><text:span text:style-name="Source_20_Text"><text:span text:style-name="T67">-0n</text:span></text:span></text:p>
          </table:table-cell>
          <table:table-cell table:style-name="Table10.C14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4" office:value-type="string">
            <text:p text:style-name="P111"><text:span text:style-name="Source_20_Text"><text:span text:style-name="T67">✅ true </text:span></text:span></text:p>
          </table:table-cell>
          <table:table-cell table:style-name="Table10.F14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15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5" office:value-type="string">
            <text:p text:style-name="P111"><text:span text:style-name="Source_20_Text"><text:span text:style-name="T67">❌ false</text:span></text:span></text:p>
          </table:table-cell>
          <table:table-cell table:style-name="Table10.F15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"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16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6" office:value-type="string">
            <text:p text:style-name="P111"><text:span text:style-name="Source_20_Text"><text:span text:style-name="T67">❌ false</text:span></text:span></text:p>
          </table:table-cell>
          <table:table-cell table:style-name="Table10.F16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"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7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7" office:value-type="string">
            <text:p text:style-name="P111"><text:span text:style-name="Source_20_Text"><text:span text:style-name="T67">❌ false</text:span></text:span></text:p>
          </table:table-cell>
          <table:table-cell table:style-name="Table10.F17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0"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8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8" office:value-type="string">
            <text:p text:style-name="P111"><text:span text:style-name="Source_20_Text"><text:span text:style-name="T67">❌ false</text:span></text:span></text:p>
          </table:table-cell>
          <table:table-cell table:style-name="Table10.F18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17"</text:span></text:span></text:p>
          </table:table-cell>
          <table:table-cell table:style-name="Table10.B6" office:value-type="string">
            <text:p text:style-name="P110"><text:span text:style-name="Source_20_Text"><text:span text:style-name="T67">17</text:span></text:span></text:p>
          </table:table-cell>
          <table:table-cell table:style-name="Table10.C19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9" office:value-type="string">
            <text:p text:style-name="P111"><text:span text:style-name="Source_20_Text"><text:span text:style-name="T67">❌ false</text:span></text:span></text:p>
          </table:table-cell>
          <table:table-cell table:style-name="Table10.F19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[1, 2]</text:span></text:span></text:p>
          </table:table-cell>
          <table:table-cell table:style-name="Table10.B6" office:value-type="string">
            <text:p text:style-name="P110"><text:span text:style-name="Source_20_Text"><text:span text:style-name="T67">"1,2"</text:span></text:span></text:p>
          </table:table-cell>
          <table:table-cell table:style-name="Table10.C20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0" office:value-type="string">
            <text:p text:style-name="P111"><text:span text:style-name="Source_20_Text"><text:span text:style-name="T67">❌ false</text:span></text:span></text:p>
          </table:table-cell>
          <table:table-cell table:style-name="Table10.F20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7">"foo"</text:span></text:span></text:p>
          </table:table-cell>
          <table:table-cell table:style-name="Table10.C21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1" office:value-type="string">
            <text:p text:style-name="P111"><text:span text:style-name="Source_20_Text"><text:span text:style-name="T67">❌ false</text:span></text:span></text:p>
          </table:table-cell>
          <table:table-cell table:style-name="Table10.F21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undefined</text:span></text:span></text:p>
          </table:table-cell>
          <table:table-cell table:style-name="Table10.C22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2" office:value-type="string">
            <text:p text:style-name="P111"><text:span text:style-name="Source_20_Text"><text:span text:style-name="T67">❌ false</text:span></text:span></text:p>
          </table:table-cell>
          <table:table-cell table:style-name="Table10.F22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23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3" office:value-type="string">
            <text:p text:style-name="P111"><text:span text:style-name="Source_20_Text"><text:span text:style-name="T67">❌ false</text:span></text:span></text:p>
          </table:table-cell>
          <table:table-cell table:style-name="Table10.F23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undefined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24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4" office:value-type="string">
            <text:p text:style-name="P111"><text:span text:style-name="Source_20_Text"><text:span text:style-name="T67">❌ false</text:span></text:span></text:p>
          </table:table-cell>
          <table:table-cell table:style-name="Table10.F24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7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5" office:value-type="string">
            <text:p text:style-name="P111"><text:span text:style-name="Source_20_Text"><text:span text:style-name="T67">❌ false</text:span></text:span></text:p>
          </table:table-cell>
          <table:table-cell table:style-name="Table10.F25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6" office:value-type="string">
            <text:p text:style-name="P111"><text:span text:style-name="Source_20_Text"><text:span text:style-name="T67">❌ false</text:span></text:span></text:p>
          </table:table-cell>
          <table:table-cell table:style-name="Table10.F26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null</text:span></text:span></text:p>
          </table:table-cell>
          <table:table-cell table:style-name="Table10.C27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7" office:value-type="string">
            <text:p text:style-name="P111"><text:span text:style-name="Source_20_Text"><text:span text:style-name="T67">❌ false</text:span></text:span></text:p>
          </table:table-cell>
          <table:table-cell table:style-name="Table10.F27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NaN</text:span></text:span></text:p>
          </table:table-cell>
          <table:table-cell table:style-name="Table10.C28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8" office:value-type="string">
            <text:p text:style-name="P111"><text:span text:style-name="Source_20_Text"><text:span text:style-name="T67">❌ false</text:span></text:span></text:p>
          </table:table-cell>
          <table:table-cell table:style-name="Table10.F28" office:value-type="string">
            <text:p text:style-name="P111"><text:span text:style-name="Source_20_Text"><text:span text:style-name="T67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7">"foo"</text:span></text:span></text:p>
          </table:table-cell>
          <table:table-cell table:style-name="Table10.B6" office:value-type="string">
            <text:p text:style-name="P110"><text:span text:style-name="Source_20_Text"><text:span text:style-name="T67">NaN</text:span></text:span></text:p>
          </table:table-cell>
          <table:table-cell table:style-name="Table10.C29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9" office:value-type="string">
            <text:p text:style-name="P111"><text:span text:style-name="Source_20_Text"><text:span text:style-name="T67">❌ false</text:span></text:span></text:p>
          </table:table-cell>
          <table:table-cell table:style-name="Table10.F29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7">NaN</text:span></text:span></text:p>
          </table:table-cell>
          <table:table-cell table:style-name="Table10.B30" office:value-type="string">
            <text:p text:style-name="P110"><text:span text:style-name="Source_20_Text"><text:span text:style-name="T67">NaN</text:span></text:span></text:p>
          </table:table-cell>
          <table:table-cell table:style-name="Table10.C30" office:value-type="string">
            <text:p text:style-name="P111"><text:span text:style-name="Source_20_Text"><text:span text:style-name="T67">❌ false</text:span></text:span></text:p>
          </table:table-cell>
          <table:table-cell table:style-name="Table10.D30" office:value-type="string">
            <text:p text:style-name="P111"><text:span text:style-name="Source_20_Text"><text:span text:style-name="T67">❌ false</text:span></text:span></text:p>
          </table:table-cell>
          <table:table-cell table:style-name="Table10.E30" office:value-type="string">
            <text:p text:style-name="P111"><text:span text:style-name="Source_20_Text"><text:span text:style-name="T67">✅ true </text:span></text:span></text:p>
          </table:table-cell>
          <table:table-cell table:style-name="Table10.F30" office:value-type="string">
            <text:p text:style-name="P111"><text:span text:style-name="Source_20_Text"><text:span text:style-name="T67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8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9">structuredClone(value)</text:span></text:span></text:p>
            <text:p text:style-name="P119"><text:span text:style-name="Source_20_Text"><text:span text:style-name="T14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8"> <text:s text:c="5"/>// false</text:span></text:p>
            <text:p text:style-name="P122">console.log(x.a <text:s text:c="3"/>=== y.a);<text:span text:style-name="T28"> <text:s text:c="3"/>// false</text:span></text:p>
            <text:p text:style-name="P122">console.log(x.a[0] === y.a[0]);<text:span text:style-name="T28"> // true</text:span></text:p>
            <text:p text:style-name="P122">console.log(x.a[1] === y.a[1]);<text:span text:style-name="T28"> // true</text:span></text:p>
            <text:p text:style-name="P122">console.log(x.b <text:s text:c="3"/>=== y.b);<text:span text:style-name="T28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70">(l</text:span>astIndex is not preserved<text:span text:style-name="T70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70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  <text:p text:style-name="P129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30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30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31"/>
            <text:p text:style-name="P132">const map<text:span text:style-name="T71">1</text:span> = new Map([["<text:span text:style-name="T72">DNA</text:span>", "<text:span text:style-name="T72">42</text:span>"]]);</text:p>
            <text:p text:style-name="P132"><text:line-break/>console.log(map<text:span text:style-name="T71">1</text:span>.getOrInsert("<text:span text:style-name="T72">DNA</text:span>", "<text:span text:style-name="T73">54</text:span>"));</text:p>
            <text:p text:style-name="P133">// <text:span text:style-name="T74">42</text:span></text:p>
            <text:p text:style-name="P133"/>
            <text:p text:style-name="P133">console.log(map<text:span text:style-name="T71">1</text:span>.getOrInsert("<text:span text:style-name="T72">DNA2</text:span>", "default"));<text:line-break/>// "default"</text:p>
            <text:p text:style-name="P133"/>
            <text:p text:style-name="P134">console.log(map<text:span text:style-name="T71">1</text:span>.get("<text:span text:style-name="T72">DNA</text:span><text:span text:style-name="T75">2</text:span>"));</text:p>
            <text:p text:style-name="P135">// "<text:span text:style-name="T76">default"</text:span></text:p>
            <text:p text:style-name="P131"/>
          </table:table-cell>
          <table:table-cell table:style-name="Table11.B2" office:value-type="string">
            <text:p text:style-name="P136"/>
            <text:p text:style-name="P136">const wm<text:span text:style-name="T77">1</text:span> = new WeakMap();</text:p>
            <text:p text:style-name="P136">const obj<text:span text:style-name="T78">1</text:span> = {};</text:p>
            <text:p text:style-name="P136"/>
            <text:p text:style-name="P137">console.log(wm<text:span text:style-name="T77">1</text:span>.g<text:span text:style-name="T79">e</text:span>t(obj<text:span text:style-name="T78">1</text:span>)); </text:p>
            <text:p text:style-name="P137">// undefined</text:p>
            <text:p text:style-name="P138">console.log(wm<text:span text:style-name="T77">1</text:span>.getOrInsert(obj<text:span text:style-name="T78">1</text:span>, <text:span text:style-name="T80">42</text:span>));</text:p>
            <text:p text:style-name="P138">// <text:span text:style-name="T81">42</text:span></text:p>
            <text:p text:style-name="P138">console.log(wm<text:span text:style-name="T77">1</text:span>.get(obj<text:span text:style-name="T78">1</text:span>)); </text:p>
            <text:p text:style-name="P138">// <text:span text:style-name="T81">42</text:span></text:p>
            <text:p text:style-name="P139">console.log(wm<text:span text:style-name="T77">1</text:span>.getOrInsert(obj<text:span text:style-name="T78">1</text:span>, "default")); </text:p>
            <text:p text:style-name="P139">// <text:span text:style-name="T82">42</text:span></text:p>
            <text:p text:style-name="P140">console.log(wm<text:span text:style-name="T77">1</text:span>.g<text:span text:style-name="T79">e</text:span>t(obj<text:span text:style-name="T78">1</text:span>)); </text:p>
            <text:p text:style-name="P140">// <text:span text:style-name="T83">42</text:span></text:p>
            <text:p text:style-name="P136"/>
          </table:table-cell>
        </table:table-row>
        <table:table-row>
          <table:table-cell table:style-name="Table11.A3" office:value-type="string">
            <text:p text:style-name="P141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30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31"/>
            <text:p text:style-name="P142">const map1 = new Map([["DNA", 42]]);</text:p>
            <text:p text:style-name="P142">const helperFN1 = (prop) =&gt; 54;</text:p>
            <text:p text:style-name="P142"/>
            <text:p text:style-name="P142">console.log(map1.get("DNA"));</text:p>
            <text:p text:style-name="P142">// 42</text:p>
            <text:p text:style-name="P142">console.log(map1.getOrInsertComputed("DNA", helperFN1));</text:p>
            <text:p text:style-name="P142">// 42</text:p>
            <text:p text:style-name="P142">console.log(map1.get("DNA"));</text:p>
            <text:p text:style-name="P142">// 42</text:p>
            <text:p text:style-name="P142"/>
            <text:p text:style-name="P142">console.log(map1.getOrInsert("DNA2", helperFN1("DNA2")));</text:p>
            <text:p text:style-name="P142">// 54</text:p>
            <text:p text:style-name="P142">console.log(map1.getOrInsertComputed("DNA2", helperFN1));</text:p>
            <text:p text:style-name="P142">// 54</text:p>
            <text:p text:style-name="P142">console.log(map1.get("DNA2"));</text:p>
            <text:p text:style-name="P142">// 54</text:p>
            <text:p text:style-name="P142"/>
          </table:table-cell>
          <table:table-cell table:style-name="Table11.B4" office:value-type="string">
            <text:p text:style-name="P143"/>
            <text:p text:style-name="P143">const weakmap1 = new WeakMap();</text:p>
            <text:p text:style-name="P143">const obj1 = {};</text:p>
            <text:p text:style-name="P143">const obj2 = {};</text:p>
            <text:p text:style-name="P143">const helperFN1 = (prop) =&gt; 54;</text:p>
            <text:p text:style-name="P143"/>
            <text:p text:style-name="P143">console.log(weakmap1.get(obj1));</text:p>
            <text:p text:style-name="P143">// undefined</text:p>
            <text:p text:style-name="P143">console.log(weakmap1.getOrInsert(obj1, 42));</text:p>
            <text:p text:style-name="P143">// 42</text:p>
            <text:p text:style-name="P143">console.log(weakmap1.getOrInsertComputed(obj1, helperFN1));</text:p>
            <text:p text:style-name="P143">// 42</text:p>
            <text:p text:style-name="P144">console.log(weakmap1.get(obj1));</text:p>
            <text:p text:style-name="P144">// <text:span text:style-name="T84">42</text:span></text:p>
            <text:p text:style-name="P143"/>
            <text:p text:style-name="P143">console.log(weakmap1.get(obj2));</text:p>
            <text:p text:style-name="P143">// undefined</text:p>
            <text:p text:style-name="P143">console.log(weakmap1.getOrInsertComputed(obj2, helperFN1));</text:p>
            <text:p text:style-name="P143">// 54</text:p>
            <text:p text:style-name="P143">console.log(weakmap1.get(obj2));</text:p>
            <text:p text:style-name="P143">// <text:span text:style-name="T85">54</text:span></text:p>
            <text:p text:style-name="P136"/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08T22:36:23.898586300</dc:date>
    <meta:print-date>2025-11-05T21:30:27.895842100</meta:print-date>
    <meta:editing-cycles>476</meta:editing-cycles>
    <meta:editing-duration>PT19H6M21S</meta:editing-duration>
    <meta:printed-by>PDF files</meta:printed-by>
    <meta:document-statistic meta:table-count="12" meta:image-count="0" meta:object-count="0" meta:page-count="12" meta:paragraph-count="872" meta:word-count="3036" meta:character-count="23107" meta:non-whitespace-character-count="20528"/>
    <meta:template xlink:type="simple" xlink:actuate="onRequest" xlink:title="" xlink:href="Normal.dotm"/>
  </office:meta>
</office:document-meta>
</file>